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020550" fo:background-color="#ffffff"/>
    </style:style>
    <style:style style:name="P3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03b43f" fo:background-color="#fffff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officeooo:paragraph-rsid="00020550"/>
    </style:style>
    <style:style style:name="P6" style:family="paragraph" style:parent-style-name="Standard">
      <style:paragraph-properties fo:margin-top="0in" fo:margin-bottom="0.1965in" loext:contextual-spacing="false" style:line-height-at-least="0.198in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020550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f" loext:char-shading-value="0"/>
    </style:style>
    <style:style style:name="T3" style:family="text">
      <style:text-properties fo:color="#000000" style:font-name="Droid Sans Mono" fo:font-size="10.5pt" fo:font-weight="normal" fo:background-color="#ffffff" loext:char-shading-value="0"/>
    </style:style>
    <style:style style:name="T4" style:family="text">
      <style:text-properties fo:color="#008000"/>
    </style:style>
    <style:style style:name="T5" style:family="text">
      <style:text-properties fo:color="#008000" officeooo:rsid="00020550"/>
    </style:style>
    <style:style style:name="T6" style:family="text">
      <style:text-properties fo:color="#008000" style:font-name="Droid Sans Mono" fo:font-size="10.5pt" fo:font-weight="normal" fo:background-color="#ffffff" loext:char-shading-value="0"/>
    </style:style>
    <style:style style:name="T7" style:family="text">
      <style:text-properties fo:color="#008000" style:font-name="Droid Sans Mono" fo:font-size="10.5pt" fo:font-weight="normal" officeooo:rsid="00020550" fo:background-color="#ffffff" loext:char-shading-value="0"/>
    </style:style>
    <style:style style:name="T8" style:family="text">
      <style:text-properties fo:color="#008000" style:font-name="Droid Sans Mono" fo:font-size="10.5pt" fo:font-weight="normal" officeooo:rsid="0003b43f" fo:background-color="#ffffff" loext:char-shading-value="0"/>
    </style:style>
    <style:style style:name="T9" style:family="text">
      <style:text-properties fo:color="#008000" style:font-name="Droid Sans Mono" fo:font-size="10.5pt" fo:font-weight="normal" officeooo:rsid="00040cb1" fo:background-color="#ffffff" loext:char-shading-value="0"/>
    </style:style>
    <style:style style:name="T10" style:family="text">
      <style:text-properties fo:color="#008000" officeooo:rsid="0003b43f"/>
    </style:style>
    <style:style style:name="T11" style:family="text">
      <style:text-properties fo:color="#a31515"/>
    </style:style>
    <style:style style:name="T12" style:family="text">
      <style:text-properties fo:color="#a31515" style:font-name="Droid Sans Mono" fo:font-size="10.5pt" fo:font-weight="normal" fo:background-color="#ffffff" loext:char-shading-value="0"/>
    </style:style>
    <style:style style:name="T13" style:family="text">
      <style:text-properties fo:color="#098658"/>
    </style:style>
    <style:style style:name="T14" style:family="text">
      <style:text-properties officeooo:rsid="000205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import</text:span><text:span text:style-name="T3"> rospy <text:tab/><text:tab/><text:tab/><text:tab/><text:tab/><text:tab/><text:tab/><text:tab/><text:tab/><text:tab/></text:span><text:span text:style-name="T6">#ROS-library</text:span></text:p>
      <text:p text:style-name="P1"><text:span text:style-name="T1">from</text:span> std_msgs.msg <text:span text:style-name="T1">import</text:span> Bool </text:p>
      <text:p text:style-name="P1"><text:span text:style-name="T1">from</text:span> sensor_msgs.msg <text:span text:style-name="T1">import</text:span> NavSatFix <text:tab/><text:tab/><text:tab/><text:tab/><text:tab/><text:span text:style-name="T4">#imports the data type of the GPS-Sensor's topic: </text:span><text:span text:style-name="T10">NavSatFix</text:span></text:p>
      <text:p text:style-name="P3">#<text:span text:style-name="T14">Publisher’s node</text:span></text:p>
      <text:p text:style-name="P1">pub = rospy.Publisher(<text:span text:style-name="T11">'steuerung'</text:span>, Bool, queue_size = <text:span text:style-name="T13">10</text:span>) <text:tab/><text:tab/><text:tab/><text:span text:style-name="T4">#The boolean topic called "steuerung" has been created here. <text:tab/><text:tab/><text:tab/><text:tab/><text:tab/><text:tab/><text:tab/><text:tab/><text:tab/><text:tab/><text:tab/></text:span><text:span text:style-name="T5">#</text:span><text:span text:style-name="T4">The queue is being held in case the publishing frequency is <text:tab/><text:tab/><text:tab/><text:tab/><text:tab/><text:tab/><text:tab/><text:tab/><text:tab/><text:tab/><text:tab/></text:span><text:span text:style-name="T5">#</text:span><text:span text:style-name="T4">higher than the loop’</text:span><text:span text:style-name="T5">s</text:span><text:span text:style-name="T4"> on the subscriber's side</text:span></text:p>
      <text:p text:style-name="P1">led_msg = Bool() <text:tab/><text:tab/><text:tab/><text:tab/><text:tab/><text:tab/><text:tab/><text:tab/><text:tab/><text:span text:style-name="T4"># The message must be created according to </text:span><text:span text:style-name="T5">need of the <text:tab/><text:tab/><text:tab/><text:tab/><text:tab/><text:tab/><text:tab/><text:tab/><text:tab/><text:tab/><text:tab/><text:tab/>#subscriber (Boolean TRUE = existing signal; Boolean FALSE = <text:tab/></text:span></text:p>
      <text:p text:style-name="P7"><text:tab/><text:tab/><text:tab/><text:tab/><text:tab/><text:tab/><text:tab/><text:tab/><text:tab/><text:tab/><text:tab/>#non existing signal</text:p>
      <text:p text:style-name="P4"><text:span text:style-name="T1">def</text:span> check_signal(msg): <text:tab/><text:tab/><text:tab/><text:tab/><text:tab/><text:tab/><text:tab/><text:tab/><text:span text:style-name="T4">#</text:span><text:span text:style-name="T5">publisher’s callback function to access the imported data/message</text:span></text:p>
      <text:p text:style-name="P1"><text:span text:style-name="T1">if</text:span> msg.latitude != <text:span text:style-name="T13">0</text:span> <text:span text:style-name="T1">and</text:span> msg.longitude != <text:span text:style-name="T13">0</text:span> <text:span text:style-name="T1">and</text:span> msg.altitude != <text:span text:style-name="T13">0</text:span>: <text:s text:c="10"/><text:span text:style-name="T5">#accessing the specific data we need from the </text:span><text:span text:style-name="T10">f</text:span><text:span text:style-name="T5">ix topic</text:span></text:p>
      <text:p text:style-name="P1">led_msg.data = <text:span text:style-name="T1">True</text:span> <text:tab/><text:tab/><text:tab/><text:tab/><text:tab/><text:tab/><text:tab/><text:tab/><text:span text:style-name="T5">#the message is to be interpreted (TRUE in case of existing <text:tab/><text:tab/><text:tab/><text:tab/><text:tab/><text:tab/><text:tab/><text:tab/><text:tab/><text:tab/><text:tab/><text:tab/>#signal)</text:span></text:p>
      <text:p text:style-name="P4"><text:span text:style-name="T3">pub.publish(led_msg) <text:tab/><text:tab/><text:tab/><text:tab/><text:tab/><text:tab/><text:tab/><text:tab/></text:span><text:span text:style-name="T6">#</text:span><text:span text:style-name="T7">the “interpreted” message will be published</text:span></text:p>
      <text:p text:style-name="P1"><text:span text:style-name="T1">else</text:span>:</text:p>
      <text:p text:style-name="P5"><text:span text:style-name="T3">led_msg.data = </text:span><text:span text:style-name="T2">False<text:tab/><text:tab/><text:tab/><text:tab/><text:tab/><text:tab/><text:tab/> <text:s text:c="8"/></text:span><text:span text:style-name="T3"><text:s/></text:span><text:span text:style-name="T7">#the message is to be interpreted (FALSE in case of non <text:tab/><text:tab/><text:tab/><text:tab/><text:tab/><text:tab/><text:tab/><text:tab/><text:tab/><text:tab/><text:tab/><text:tab/>#existing signal)</text:span></text:p>
      <text:p text:style-name="P2">pub.publish(led_msg) <text:tab/><text:tab/><text:tab/><text:tab/><text:tab/><text:tab/><text:tab/><text:tab/><text:span text:style-name="T4">#</text:span><text:span text:style-name="T5">the “interpreted” message will be published</text:span></text:p>
      <text:p text:style-name="P6"/>
      <text:p text:style-name="P4"><text:span text:style-name="T2">def</text:span><text:span text:style-name="T3"> talker(): <text:tab/><text:tab/><text:tab/><text:tab/><text:tab/><text:tab/><text:tab/><text:tab/><text:tab/><text:tab/></text:span><text:span text:style-name="T6">#</text:span><text:span text:style-name="T8">Subscriber’s definition </text:span><text:span text:style-name="T6"><text:s/></text:span></text:p>
      <text:p text:style-name="P4"><text:span text:style-name="T3">sub = rospy.Subscriber(</text:span><text:span text:style-name="T12">'/ublox_gps/fix'</text:span><text:span text:style-name="T3">, NavSatFix, check_signal) <text:tab/><text:tab/></text:span><text:span text:style-name="T6">#</text:span><text:span text:style-name="T8">the message is to be read/interpreted from the fix topic and</text:span></text:p>
      <text:p text:style-name="P4"><text:span text:style-name="T8"><text:tab/><text:tab/><text:tab/><text:tab/><text:tab/><text:tab/><text:tab/><text:tab/><text:tab/><text:tab/><text:tab/>#the data type is NavSatFix. Check_signal is the </text:span><text:span text:style-name="T9">cb function</text:span><text:span text:style-name="T8"> <text:tab/><text:tab/><text:tab/><text:tab/><text:tab/><text:tab/><text:tab/><text:tab/><text:tab/><text:tab/><text:tab/></text:span><text:span text:style-name="T9">#in charge of the interrupt reading the data/message from fix</text:span></text:p>
      <text:p text:style-name="P1">rospy.init_node(<text:span text:style-name="T11">'status_signal'</text:span>, anonymous=<text:span text:style-name="T1">True</text:span>) </text:p>
      <text:p text:style-name="P1">rate = rospy.Rate(<text:span text:style-name="T13">15</text:span>) <text:tab/><text:tab/><text:tab/><text:tab/><text:tab/><text:tab/><text:tab/><text:tab/><text:span text:style-name="T4">#</text:span><text:span text:style-name="T5">the subscriber’s frequency is</text:span><text:span text:style-name="T4"> 15Hz </text:span><text:span text:style-name="T5">and the sensor’s</text:span><text:span text:style-name="T4"> 20Hz</text:span></text:p>
      <text:p text:style-name="P4"/>
      <text:p text:style-name="P1"><text:span text:style-name="T1">while</text:span> <text:span text:style-name="T1">not</text:span> rospy.is_shutdown():</text:p>
      <text:p text:style-name="P1">rate.sleep()</text:p>
      <text:p text:style-name="P1">talker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0:36:30.469640918</meta:creation-date>
    <meta:generator>LibreOffice/6.4.7.2$Linux_X86_64 LibreOffice_project/40$Build-2</meta:generator>
    <dc:date>2021-11-12T14:22:07.143988724</dc:date>
    <meta:editing-duration>PT3M</meta:editing-duration>
    <meta:editing-cycles>2</meta:editing-cycles>
    <meta:document-statistic meta:table-count="0" meta:image-count="0" meta:object-count="0" meta:page-count="1" meta:paragraph-count="22" meta:word-count="220" meta:character-count="1742" meta:non-whitespace-character-count="1342"/>
  </office:meta>
</office:document-meta>
</file>